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6d7c9" officeooo:paragraph-rsid="0006d7c9"/>
    </style:style>
    <style:style style:name="P2" style:family="paragraph" style:parent-style-name="Standard">
      <style:text-properties style:font-name="Liberation Sans" fo:font-weight="bold" officeooo:rsid="0006d7c9" officeooo:paragraph-rsid="0006d7c9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1076f9" officeooo:paragraph-rsid="001076f9" style:font-weight-asian="bold" style:font-weight-complex="bold"/>
    </style:style>
    <style:style style:name="P4" style:family="paragraph" style:parent-style-name="Standard">
      <style:text-properties style:font-name="Liberation Sans" fo:font-weight="normal" officeooo:rsid="0006d7c9" officeooo:paragraph-rsid="0006d7c9" style:font-weight-asian="normal" style:font-weight-complex="normal"/>
    </style:style>
    <style:style style:name="P5" style:family="paragraph" style:parent-style-name="Standard">
      <style:text-properties style:font-name="Liberation Sans" fo:font-weight="normal" officeooo:rsid="0007f659" officeooo:paragraph-rsid="001076f9" style:font-weight-asian="normal" style:font-weight-complex="normal"/>
    </style:style>
    <style:style style:name="P6" style:family="paragraph" style:parent-style-name="Standard">
      <style:text-properties style:font-name="Liberation Sans" officeooo:rsid="0009a4e2" officeooo:paragraph-rsid="0009a4e2"/>
    </style:style>
    <style:style style:name="P7" style:family="paragraph" style:parent-style-name="Standard">
      <style:text-properties style:font-name="Liberation Sans" fo:font-size="16pt" fo:font-weight="bold" officeooo:rsid="0007f659" officeooo:paragraph-rsid="0007f659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Liberation Sans" fo:font-size="16pt" fo:font-weight="bold" officeooo:rsid="0006d7c9" officeooo:paragraph-rsid="0006d7c9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Liberation Sans" fo:font-size="16pt" fo:font-weight="bold" officeooo:rsid="000b9b72" officeooo:paragraph-rsid="000b9b72" style:font-size-asian="16pt" style:font-weight-asian="bold" style:font-size-complex="16pt" style:font-weight-complex="bold"/>
    </style:style>
    <style:style style:name="P10" style:family="paragraph" style:parent-style-name="Standard" style:list-style-name="L1">
      <style:text-properties style:font-name="Liberation Sans" fo:font-weight="normal" officeooo:rsid="0006d7c9" officeooo:paragraph-rsid="0006d7c9" style:font-weight-asian="normal" style:font-weight-complex="normal"/>
    </style:style>
    <style:style style:name="P11" style:family="paragraph" style:parent-style-name="Standard" style:list-style-name="L2">
      <style:text-properties style:font-name="Liberation Sans" fo:font-weight="normal" officeooo:rsid="0006d7c9" officeooo:paragraph-rsid="0006d7c9" style:font-weight-asian="normal" style:font-weight-complex="normal"/>
    </style:style>
    <style:style style:name="P12" style:family="paragraph" style:parent-style-name="Standard" style:list-style-name="L3">
      <style:text-properties style:font-name="Liberation Sans" fo:font-weight="normal" officeooo:rsid="0006d7c9" officeooo:paragraph-rsid="0006d7c9" style:font-weight-asian="normal" style:font-weight-complex="normal"/>
    </style:style>
    <style:style style:name="P13" style:family="paragraph" style:parent-style-name="Standard" style:list-style-name="L5">
      <style:text-properties style:font-name="Liberation Sans" fo:font-weight="normal" officeooo:rsid="0006d7c9" officeooo:paragraph-rsid="0006d7c9" style:font-weight-asian="normal" style:font-weight-complex="normal"/>
    </style:style>
    <style:style style:name="P14" style:family="paragraph" style:parent-style-name="Standard" style:list-style-name="L4">
      <style:text-properties style:font-name="Liberation Sans" fo:font-weight="normal" officeooo:rsid="0007f659" officeooo:paragraph-rsid="0007f659" style:font-weight-asian="normal" style:font-weight-complex="normal"/>
    </style:style>
    <style:style style:name="P15" style:family="paragraph" style:parent-style-name="Standard" style:list-style-name="L4">
      <style:text-properties style:font-name="Liberation Sans" fo:font-weight="normal" officeooo:rsid="001076f9" officeooo:paragraph-rsid="001076f9" style:font-weight-asian="normal" style:font-weight-complex="normal"/>
    </style:style>
    <style:style style:name="P16" style:family="paragraph" style:parent-style-name="Standard" style:list-style-name="L5">
      <style:text-properties style:font-name="Liberation Sans" fo:font-weight="normal" officeooo:rsid="000e2b8f" officeooo:paragraph-rsid="000e2b8f" style:font-weight-asian="normal" style:font-weight-complex="normal"/>
    </style:style>
    <style:style style:name="P17" style:family="paragraph" style:parent-style-name="Standard" style:list-style-name="L5">
      <style:text-properties style:font-name="Liberation Sans" fo:font-weight="normal" officeooo:rsid="00102912" officeooo:paragraph-rsid="00102912" style:font-weight-asian="normal" style:font-weight-complex="normal"/>
    </style:style>
    <style:style style:name="P18" style:family="paragraph" style:parent-style-name="Standard" style:list-style-name="L5">
      <style:text-properties style:font-name="Liberation Sans" fo:font-weight="normal" officeooo:rsid="0013ec14" officeooo:paragraph-rsid="0013ec14" style:font-weight-asian="normal" style:font-weight-complex="normal"/>
    </style:style>
    <style:style style:name="P19" style:family="paragraph" style:parent-style-name="Standard" style:list-style-name="L6">
      <style:text-properties style:font-name="Liberation Sans" fo:font-weight="normal" officeooo:rsid="000b9b72" officeooo:paragraph-rsid="000b9b72" style:font-weight-asian="normal" style:font-weight-complex="normal"/>
    </style:style>
    <style:style style:name="P20" style:family="paragraph" style:parent-style-name="Standard" style:list-style-name="L6">
      <style:text-properties style:font-name="Liberation Sans" fo:font-weight="normal" officeooo:rsid="0011ed7f" officeooo:paragraph-rsid="0011ed7f" style:font-weight-asian="normal" style:font-weight-complex="normal"/>
    </style:style>
    <style:style style:name="P21" style:family="paragraph" style:parent-style-name="Standard" style:list-style-name="L1">
      <style:text-properties style:font-name="Liberation Sans" fo:font-weight="normal" officeooo:rsid="001790fe" officeooo:paragraph-rsid="001790fe" style:font-weight-asian="normal" style:font-weight-complex="normal"/>
    </style:style>
    <style:style style:name="T1" style:family="text">
      <style:text-properties officeooo:rsid="000e2b8f"/>
    </style:style>
    <style:style style:name="T2" style:family="text">
      <style:text-properties officeooo:rsid="001076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OX</text:p>
      <text:p text:style-name="P1"/>
      <text:p text:style-name="P2">Technologien</text:p>
      <text:list xml:id="list198564777" text:style-name="L1">
        <text:list-item>
          <text:p text:style-name="P10">PHP</text:p>
        </text:list-item>
        <text:list-item>
          <text:p text:style-name="P10">REST</text:p>
        </text:list-item>
        <text:list-item>
          <text:p text:style-name="P10">Laravel</text:p>
        </text:list-item>
        <text:list-item>
          <text:p text:style-name="P10">SASS</text:p>
        </text:list-item>
        <text:list-item>
          <text:p text:style-name="P21">composer</text:p>
        </text:list-item>
      </text:list>
      <text:p text:style-name="P4"/>
      <text:p text:style-name="P2">Design</text:p>
      <text:list xml:id="list1431278794" text:style-name="L2">
        <text:list-item>
          <text:p text:style-name="P11">Festes Standard CSS</text:p>
        </text:list-item>
        <text:list-item>
          <text:p text:style-name="P11">Override über less/sass</text:p>
        </text:list-item>
      </text:list>
      <text:p text:style-name="P4"/>
      <text:p text:style-name="P2">Anmeldung</text:p>
      <text:list xml:id="list72855736" text:style-name="L3">
        <text:list-item>
          <text:p text:style-name="P12">Registrierung bei offener Anmeldung</text:p>
        </text:list-item>
        <text:list-item>
          <text:p text:style-name="P12">Anmeldung über token</text:p>
        </text:list-item>
      </text:list>
      <text:p text:style-name="P4"/>
      <text:p text:style-name="P7"><text:span text:style-name="T2">Benutzer-</text:span>Rollen</text:p>
      <text:p text:style-name="P3">Backend über user/password</text:p>
      <text:list xml:id="list4094525817" text:style-name="L4">
        <text:list-item>
          <text:p text:style-name="P14">Admin</text:p>
          <text:list>
            <text:list-item>
              <text:p text:style-name="P15">Zugriff auf alles</text:p>
            </text:list-item>
          </text:list>
        </text:list-item>
        <text:list-item>
          <text:p text:style-name="P15">Aktionleitung</text:p>
          <text:list>
            <text:list-item>
              <text:p text:style-name="P15">Zugriff auf Aktion/en</text:p>
            </text:list-item>
          </text:list>
        </text:list-item>
      </text:list>
      <text:p text:style-name="P5"/>
      <text:p text:style-name="P3">Frontend über Token</text:p>
      <text:list xml:id="list122510631162121" text:continue-numbering="true" text:style-name="L4">
        <text:list-item>
          <text:p text:style-name="P15">Gruppenleitung</text:p>
        </text:list-item>
        <text:list-item>
          <text:p text:style-name="P14">Mitarbeiter</text:p>
        </text:list-item>
      </text:list>
      <text:p text:style-name="P4"/>
      <text:p text:style-name="P8">Seiten</text:p>
      <text:list xml:id="list913914625" text:style-name="L5">
        <text:list-item>
          <text:p text:style-name="P13">Startseite</text:p>
        </text:list-item>
        <text:list-item>
          <text:p text:style-name="P13">Registrierung</text:p>
        </text:list-item>
        <text:list-item>
          <text:p text:style-name="P13">Login / <text:span text:style-name="T1">Logout</text:span></text:p>
        </text:list-item>
        <text:list-item>
          <text:p text:style-name="P16">Gruppenanmeldung</text:p>
          <text:list>
            <text:list-item>
              <text:p text:style-name="P16">Übersicht</text:p>
            </text:list-item>
            <text:list-item>
              <text:p text:style-name="P16">Teilnehmer hinzufügen/bearbeiten</text:p>
            </text:list-item>
          </text:list>
        </text:list-item>
        <text:list-item>
          <text:p text:style-name="P17">Backend</text:p>
          <text:list>
            <text:list-item>
              <text:p text:style-name="P17">Mandantenverwaltung / Aktionsverwaltung</text:p>
              <text:list>
                <text:list-item>
                  <text:p text:style-name="P17">Userverwaltung</text:p>
                </text:list-item>
                <text:list-item>
                  <text:p text:style-name="P17">Stammesverwaltung</text:p>
                </text:list-item>
                <text:list-item>
                  <text:p text:style-name="P17">Gruppenverwaltung / Mitarbeiterverwaltung</text:p>
                </text:list-item>
                <text:list-item>
                  <text:p text:style-name="P17">Helpdesk / Ticketsystem</text:p>
                </text:list-item>
                <text:list-item>
                  <text:p text:style-name="P17">Statistiken</text:p>
                </text:list-item>
                <text:list-item>
                  <text:p text:style-name="P18">Rollen (Lagerleitung, Gruppenleiter, Teilnehmer, Mitarbeiter, Geschwister)</text:p>
                </text:list-item>
                <text:list-item>
                  <text:p text:style-name="P18">Lagerbeiträge</text:p>
                </text:list-item>
              </text:list>
            </text:list-item>
            <text:list-item>
              <text:p text:style-name="P17"/>
            </text:list-item>
          </text:list>
        </text:list-item>
      </text:list>
      <text:p text:style-name="P4"/>
      <text:p text:style-name="P9">Datenbank</text:p>
      <text:list xml:id="list1483096552" text:style-name="L6">
        <text:list-item>
          <text:p text:style-name="P19">Schema?</text:p>
        </text:list-item>
        <text:list-item>
          <text:p text:style-name="P19">Welche Tabellen?</text:p>
          <text:list>
            <text:list-item>
              <text:p text:style-name="P20">Token-User</text:p>
            </text:list-item>
            <text:list-item>
              <text:p text:style-name="P20">User</text:p>
            </text:list-item>
            <text:list-item>
              <text:p text:style-name="P20">Aktionen</text:p>
              <text:list>
                <text:list-item>
                  <text:p text:style-name="P20">Teilnehmer</text:p>
                </text:list-item>
              </text:list>
            </text:list-item>
            <text:list-item>
              <text:p text:style-name="P20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0:39:21.379691292</meta:creation-date>
    <dc:date>2017-10-07T12:25:09.133843006</dc:date>
    <meta:editing-duration>PT43M27S</meta:editing-duration>
    <meta:editing-cycles>8</meta:editing-cycles>
    <meta:generator>LibreOffice/5.3.6.1$Linux_X86_64 LibreOffice_project/30$Build-1</meta:generator>
    <meta:document-statistic meta:table-count="0" meta:image-count="0" meta:object-count="0" meta:page-count="1" meta:paragraph-count="47" meta:word-count="115" meta:character-count="735" meta:non-whitespace-character-count="703"/>
  </office:meta>
</office:document-meta>
</file>